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453.51pt" svg:height="255.09pt" svg:x="478.63pt" svg:y="41.22pt">
            <loext:p draw:notify-on-update-of-ranges="Feuille1.A4:Feuille1.A15 Feuille1.B4:Feuille1.B15 Feuille1.C4:Feuille1.C15 Feuille1.D4:Feuille1.D15 Feuille1.E4:Feuille1.E15 Feuille1.F4:Feuille1.F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4" table:default-cell-style-name="Default"/>
        <table:table-column table:style-name="co3" table:default-cell-style-name="ce1"/>
        <table:table-row table:style-name="ro1" table:number-rows-repeated="2">
          <table:table-cell table:number-columns-repeated="37"/>
        </table:table-row>
        <table:table-row table:style-name="ro1">
          <table:table-cell office:value-type="string" calcext:value-type="string">
            <text:p>Nombre de câbles</text:p>
          </table:table-cell>
          <table:table-cell office:value-type="string" calcext:value-type="string">
            <text:p>Nombre d’arrangements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FACT([.$K$4]))/(FACT([.$K$4]-2*[.A4]) * FACT([.A4]) * 2^[.A4])" office:value-type="float" office:value="325" calcext:value-type="float">
            <text:p>325</text:p>
          </table:table-cell>
          <table:table-cell table:formula="of:=(FACT([.$K$5]))/(FACT([.$K$5]-2* [.$A4]) * FACT( [.$A4]) * 2^ [.$A4])" office:value-type="float" office:value="351" calcext:value-type="float">
            <text:p>351</text:p>
          </table:table-cell>
          <table:table-cell table:formula="of:=(FACT([.$K$6]))/(FACT([.$K$6]-2* [.$A4]) * FACT( [.$A4]) * 2^ [.$A4])" office:value-type="float" office:value="378" calcext:value-type="float">
            <text:p>378</text:p>
          </table:table-cell>
          <table:table-cell table:formula="of:=(FACT([.$K$7]))/(FACT([.$K$7]-2* [.$A4]) * FACT( [.$A4]) * 2^ [.$A4])" office:value-type="float" office:value="406" calcext:value-type="float">
            <text:p>406</text:p>
          </table:table-cell>
          <table:table-cell table:formula="of:=(FACT([.$K$8]))/(FACT([.$K$8]-2* [.$A4]) * FACT( [.$A4]) * 2^ [.$A4])" office:value-type="float" office:value="435" calcext:value-type="float">
            <text:p>435</text:p>
          </table:table-cell>
          <table:table-cell table:number-columns-repeated="3"/>
          <table:table-cell office:value-type="string" calcext:value-type="string">
            <text:p>nblettres : </text:p>
          </table:table-cell>
          <table:table-cell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FACT([.$K$4]))/(FACT([.$K$4]-2*[.A5]) * FACT([.A5]) * 2^[.A5])" office:value-type="float" office:value="44850" calcext:value-type="float">
            <text:p>44850</text:p>
          </table:table-cell>
          <table:table-cell table:formula="of:=(FACT([.$K$5]))/(FACT([.$K$5]-2*[.A5]) * FACT([.A5]) * 2^[.A5])" office:value-type="float" office:value="52650" calcext:value-type="float">
            <text:p>52650</text:p>
          </table:table-cell>
          <table:table-cell table:formula="of:=(FACT([.$K$6]))/(FACT([.$K$6]-2* [.$A5]) * FACT( [.$A5]) * 2^ [.$A5])" office:value-type="float" office:value="61425" calcext:value-type="float">
            <text:p>61425</text:p>
          </table:table-cell>
          <table:table-cell table:formula="of:=(FACT([.$K$7]))/(FACT([.$K$7]-2* [.$A5]) * FACT( [.$A5]) * 2^ [.$A5])" office:value-type="float" office:value="71253" calcext:value-type="float">
            <text:p>71253</text:p>
          </table:table-cell>
          <table:table-cell table:formula="of:=(FACT([.$K$8]))/(FACT([.$K$8]-2* [.$A5]) * FACT( [.$A5]) * 2^ [.$A5])" office:value-type="float" office:value="82215" calcext:value-type="float">
            <text:p>82215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FACT([.$K$4]))/(FACT([.$K$4]-2*[.A6]) * FACT([.A6]) * 2^[.A6])" office:value-type="float" office:value="3453450" calcext:value-type="float">
            <text:p>3453450</text:p>
          </table:table-cell>
          <table:table-cell table:formula="of:=(FACT([.$K$5]))/(FACT([.$K$5]-2*[.A6]) * FACT([.A6]) * 2^[.A6])" office:value-type="float" office:value="4440150" calcext:value-type="float">
            <text:p>4440150</text:p>
          </table:table-cell>
          <table:table-cell table:formula="of:=(FACT([.$K$6]))/(FACT([.$K$6]-2* [.$A6]) * FACT( [.$A6]) * 2^ [.$A6])" office:value-type="float" office:value="5651100" calcext:value-type="float">
            <text:p>5651100</text:p>
          </table:table-cell>
          <table:table-cell table:formula="of:=(FACT([.$K$7]))/(FACT([.$K$7]-2* [.$A6]) * FACT( [.$A6]) * 2^ [.$A6])" office:value-type="float" office:value="7125300" calcext:value-type="float">
            <text:p>7125300</text:p>
          </table:table-cell>
          <table:table-cell table:formula="of:=(FACT([.$K$8]))/(FACT([.$K$8]-2* [.$A6]) * FACT( [.$A6]) * 2^ [.$A6])" office:value-type="float" office:value="8906625" calcext:value-type="float">
            <text:p>890662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FACT([.$K$4]))/(FACT([.$K$4]-2*[.A7]) * FACT([.A7]) * 2^[.A7])" office:value-type="float" office:value="164038875" calcext:value-type="float">
            <text:p>164038875</text:p>
          </table:table-cell>
          <table:table-cell table:formula="of:=(FACT([.$K$5]))/(FACT([.$K$5]-2*[.A7]) * FACT([.A7]) * 2^[.A7])" office:value-type="float" office:value="233107875" calcext:value-type="float">
            <text:p>233107875</text:p>
          </table:table-cell>
          <table:table-cell table:formula="of:=(FACT([.$K$6]))/(FACT([.$K$6]-2* [.$A7]) * FACT( [.$A7]) * 2^ [.$A7])" office:value-type="float" office:value="326351025" calcext:value-type="float">
            <text:p>326351025</text:p>
          </table:table-cell>
          <table:table-cell table:formula="of:=(FACT([.$K$7]))/(FACT([.$K$7]-2* [.$A7]) * FACT( [.$A7]) * 2^ [.$A7])" office:value-type="float" office:value="450675225" calcext:value-type="float">
            <text:p>450675225</text:p>
          </table:table-cell>
          <table:table-cell table:formula="of:=(FACT([.$K$8]))/(FACT([.$K$8]-2* [.$A7]) * FACT( [.$A7]) * 2^ [.$A7])" office:value-type="float" office:value="614557125" calcext:value-type="float">
            <text:p>614557125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FACT([.$K$4]))/(FACT([.$K$4]-2*[.A8]) * FACT([.A8]) * 2^[.A8])" office:value-type="float" office:value="5019589575" calcext:value-type="float">
            <text:p>5019589575</text:p>
          </table:table-cell>
          <table:table-cell table:formula="of:=(FACT([.$K$5]))/(FACT([.$K$5]-2*[.A8]) * FACT([.A8]) * 2^[.A8])" office:value-type="float" office:value="7972289325" calcext:value-type="float">
            <text:p>7972289325</text:p>
          </table:table-cell>
          <table:table-cell table:formula="of:=(FACT([.$K$6]))/(FACT([.$K$6]-2* [.$A8]) * FACT( [.$A8]) * 2^ [.$A8])" office:value-type="float" office:value="12401338950" calcext:value-type="float">
            <text:p>12401338950</text:p>
          </table:table-cell>
          <table:table-cell table:formula="of:=(FACT([.$K$7]))/(FACT([.$K$7]-2* [.$A8]) * FACT( [.$A8]) * 2^ [.$A8])" office:value-type="float" office:value="18928359450" calcext:value-type="float">
            <text:p>18928359450</text:p>
          </table:table-cell>
          <table:table-cell table:formula="of:=(FACT([.$K$8]))/(FACT([.$K$8]-2* [.$A8]) * FACT( [.$A8]) * 2^ [.$A8])" office:value-type="float" office:value="28392539175" calcext:value-type="float">
            <text:p>2839253917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FACT([.$K$4]))/(FACT([.$K$4]-2*[.A9]) * FACT([.A9]) * 2^[.A9])" office:value-type="float" office:value="100391791500" calcext:value-type="float">
            <text:p>100391791500</text:p>
          </table:table-cell>
          <table:table-cell table:formula="of:=(FACT([.$K$5]))/(FACT([.$K$5]-2*[.A9]) * FACT([.A9]) * 2^[.A9])" office:value-type="float" office:value="180705224700" calcext:value-type="float">
            <text:p>180705224700</text:p>
          </table:table-cell>
          <table:table-cell table:formula="of:=(FACT([.$K$6]))/(FACT([.$K$6]-2* [.$A9]) * FACT( [.$A9]) * 2^ [.$A9])" office:value-type="float" office:value="316234143225" calcext:value-type="float">
            <text:p>316234143225</text:p>
          </table:table-cell>
          <table:table-cell table:formula="of:=(FACT([.$K$7]))/(FACT([.$K$7]-2* [.$A9]) * FACT( [.$A9]) * 2^ [.$A9])" office:value-type="float" office:value="539458244325" calcext:value-type="float">
            <text:p>539458244325</text:p>
          </table:table-cell>
          <table:table-cell table:formula="of:=(FACT([.$K$8]))/(FACT([.$K$8]-2* [.$A9]) * FACT( [.$A9]) * 2^ [.$A9])" office:value-type="float" office:value="899097073875" calcext:value-type="float">
            <text:p>899097073875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FACT([.$K$4]))/(FACT([.$K$4]-2*[.A10]) * FACT([.A10]) * 2^[.A10])" office:value-type="float" office:value="1305093289500" calcext:value-type="float">
            <text:p>1305093289500</text:p>
          </table:table-cell>
          <table:table-cell table:formula="of:=(FACT([.$K$5]))/(FACT([.$K$5]-2*[.A10]) * FACT([.A10]) * 2^[.A10])" office:value-type="float" office:value="2710578370500" calcext:value-type="float">
            <text:p>2710578370500</text:p>
          </table:table-cell>
          <table:table-cell table:formula="of:=(FACT([.$K$6]))/(FACT([.$K$6]-2* [.$A10]) * FACT( [.$A10]) * 2^ [.$A10])" office:value-type="float" office:value="5421156741000" calcext:value-type="float">
            <text:p>5421156741000</text:p>
          </table:table-cell>
          <table:table-cell table:formula="of:=(FACT([.$K$7]))/(FACT([.$K$7]-2* [.$A10]) * FACT( [.$A10]) * 2^ [.$A10])" office:value-type="float" office:value="10480903032600" calcext:value-type="float">
            <text:p>10480903032600</text:p>
          </table:table-cell>
          <table:table-cell table:formula="of:=(FACT([.$K$8]))/(FACT([.$K$8]-2* [.$A10]) * FACT( [.$A10]) * 2^ [.$A10])" office:value-type="float" office:value="19651693186125" calcext:value-type="float">
            <text:p>19651693186125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FACT([.$K$4]))/(FACT([.$K$4]-2*[.A11]) * FACT([.A11]) * 2^[.A11])" office:value-type="float" office:value="10767019638375" calcext:value-type="float">
            <text:p>10767019638375</text:p>
          </table:table-cell>
          <table:table-cell table:formula="of:=(FACT([.$K$5]))/(FACT([.$K$5]-2*[.A11]) * FACT([.A11]) * 2^[.A11])" office:value-type="float" office:value="26428139112375" calcext:value-type="float">
            <text:p>26428139112375</text:p>
          </table:table-cell>
          <table:table-cell table:formula="of:=(FACT([.$K$6]))/(FACT([.$K$6]-2* [.$A11]) * FACT( [.$A11]) * 2^ [.$A11])" office:value-type="float" office:value="61665657928875" calcext:value-type="float">
            <text:p>61665657928875</text:p>
          </table:table-cell>
          <table:table-cell table:formula="of:=(FACT([.$K$7]))/(FACT([.$K$7]-2* [.$A11]) * FACT( [.$A11]) * 2^ [.$A11])" office:value-type="float" office:value="137561852302875" calcext:value-type="float">
            <text:p>137561852302875</text:p>
          </table:table-cell>
          <table:table-cell table:formula="of:=(FACT([.$K$8]))/(FACT([.$K$8]-2* [.$A11]) * FACT( [.$A11]) * 2^ [.$A11])" office:value-type="float" office:value="294775397791875" calcext:value-type="float">
            <text:p>294775397791875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FACT([.$K$4]))/(FACT([.$K$4]-2*[.A12]) * FACT([.A12]) * 2^[.A12])" office:value-type="float" office:value="150738274937250" calcext:value-type="float">
            <text:p>150738274937250</text:p>
          </table:table-cell>
          <table:table-cell table:formula="of:=(FACT([.$K$5]))/(FACT([.$K$5]-2*[.A12]) * FACT([.A12]) * 2^[.A12])" office:value-type="float" office:value="581419060472250" calcext:value-type="float">
            <text:p>581419060472250</text:p>
          </table:table-cell>
          <table:table-cell table:formula="of:=(FACT([.$K$6]))/(FACT([.$K$6]-2* [.$A12]) * FACT( [.$A12]) * 2^ [.$A12])" office:value-type="float" office:value="2.03496671165287E+015" calcext:value-type="float">
            <text:p>2.03496671165287E+015</text:p>
          </table:table-cell>
          <table:table-cell table:formula="of:=(FACT([.$K$7]))/(FACT([.$K$7]-2* [.$A12]) * FACT( [.$A12]) * 2^ [.$A12])" office:value-type="float" office:value="6557114959770374" calcext:value-type="float">
            <text:p>6557114959770374</text:p>
          </table:table-cell>
          <table:table-cell table:formula="of:=(FACT([.$K$8]))/(FACT([.$K$8]-2* [.$A12]) * FACT( [.$A12]) * 2^ [.$A12])" office:value-type="float" office:value="1.96713448793111E+016" calcext:value-type="float">
            <text:p>1.96713448793111E+016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FACT([.$K$4]))/(FACT([.$K$4]-2*[.A13]) * FACT([.A13]) * 2^[.A13])" office:value-type="float" office:value="205552193096250" calcext:value-type="float">
            <text:p>205552193096250</text:p>
          </table:table-cell>
          <table:table-cell table:formula="of:=(FACT([.$K$5]))/(FACT([.$K$5]-2*[.A13]) * FACT([.A13]) * 2^[.A13])" office:value-type="float" office:value="1109981842719750" calcext:value-type="float">
            <text:p>1109981842719750</text:p>
          </table:table-cell>
          <table:table-cell table:formula="of:=(FACT([.$K$6]))/(FACT([.$K$6]-2* [.$A13]) * FACT( [.$A13]) * 2^ [.$A13])" office:value-type="float" office:value="5179915266025499" calcext:value-type="float">
            <text:p>5179915266025499</text:p>
          </table:table-cell>
          <table:table-cell table:formula="of:=(FACT([.$K$7]))/(FACT([.$K$7]-2* [.$A13]) * FACT( [.$A13]) * 2^ [.$A13])" office:value-type="float" office:value="2.14596489592485E+016" calcext:value-type="float">
            <text:p>2.14596489592485E+016</text:p>
          </table:table-cell>
          <table:table-cell table:formula="of:=(FACT([.$K$8]))/(FACT([.$K$8]-2* [.$A13]) * FACT( [.$A13]) * 2^ [.$A13])" office:value-type="float" office:value="8.04736835971819E+016" calcext:value-type="float">
            <text:p>8.04736835971819E+016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FACT([.$K$4]))/(FACT([.$K$4]-2*[.A14]) * FACT([.A14]) * 2^[.A14])" office:value-type="float" office:value="102776096548125" calcext:value-type="float">
            <text:p>102776096548125</text:p>
          </table:table-cell>
          <table:table-cell table:formula="of:=(FACT([.$K$5]))/(FACT([.$K$5]-2*[.A14]) * FACT([.A14]) * 2^[.A14])" office:value-type="float" office:value="924984868933125" calcext:value-type="float">
            <text:p>924984868933125</text:p>
          </table:table-cell>
          <table:table-cell table:formula="of:=(FACT([.$K$6]))/(FACT([.$K$6]-2* [.$A14]) * FACT( [.$A14]) * 2^ [.$A14])" office:value-type="float" office:value="6474894082531874" calcext:value-type="float">
            <text:p>6474894082531874</text:p>
          </table:table-cell>
          <table:table-cell table:formula="of:=(FACT([.$K$7]))/(FACT([.$K$7]-2* [.$A14]) * FACT( [.$A14]) * 2^ [.$A14])" office:value-type="float" office:value="3.75543856786849E+016" calcext:value-type="float">
            <text:p>3.75543856786849E+016</text:p>
          </table:table-cell>
          <table:table-cell table:formula="of:=(FACT([.$K$8]))/(FACT([.$K$8]-2* [.$A14]) * FACT( [.$A14]) * 2^ [.$A14])" office:value-type="float" office:value="1.87771928393424E+017" calcext:value-type="float">
            <text:p>1.87771928393424E+017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FACT([.$K$4]))/(FACT([.$K$4]-2*[.A15]) * FACT([.A15]) * 2^[.A15])" office:value-type="float" office:value="7905853580625" calcext:value-type="float">
            <text:p>7905853580625</text:p>
          </table:table-cell>
          <table:table-cell table:formula="of:=(FACT([.$K$5]))/(FACT([.$K$5]-2*[.A15]) * FACT([.A15]) * 2^[.A15])" office:value-type="float" office:value="213458046676875" calcext:value-type="float">
            <text:p>213458046676875</text:p>
          </table:table-cell>
          <table:table-cell table:formula="of:=(FACT([.$K$6]))/(FACT([.$K$6]-2* [.$A15]) * FACT( [.$A15]) * 2^ [.$A15])" office:value-type="float" office:value="2.98841265347625E+015" calcext:value-type="float">
            <text:p>2.98841265347625E+015</text:p>
          </table:table-cell>
          <table:table-cell table:formula="of:=(FACT([.$K$7]))/(FACT([.$K$7]-2* [.$A15]) * FACT( [.$A15]) * 2^ [.$A15])" office:value-type="float" office:value="2.88879889836037E+016" calcext:value-type="float">
            <text:p>2.88879889836037E+016</text:p>
          </table:table-cell>
          <table:table-cell table:formula="of:=(FACT([.$K$8]))/(FACT([.$K$8]-2* [.$A15]) * FACT( [.$A15]) * 2^ [.$A15])" office:value-type="float" office:value="2.16659917377028E+017" calcext:value-type="float">
            <text:p>2.16659917377028E+01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26"/>
        </table:table-row>
        <table:table-row table:style-name="ro1" table:number-rows-repeated="1048560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  <table:database-ranges>
        <table:database-range table:name="__Anonymous_Sheet_DB__0" table:target-range-address="Feuille1.AK1:Feuille1.AK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19:51:07.590136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22:32:49.778000000</meta:creation-date>
    <dc:date>2016-12-10T23:02:11.800337864</dc:date>
    <meta:editing-duration>PT2H4M22S</meta:editing-duration>
    <meta:editing-cycles>2</meta:editing-cycles>
    <meta:generator>LibreOffice/5.1.4.2$Linux_X86_64 LibreOffice_project/10m0$Build-2</meta:generator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Feuille1.A4:Feuille1.F15" chart:data-source-has-labels="column" svg:x="0.32cm" svg:y="0.18cm" svg:width="12.508cm" svg:height="8.64cm">
          <chartooo:coordinate-region svg:x="1.762cm" svg:y="0.379cm" svg:width="10.588cm" svg:height="7.794cm"/>
          <chart:axis chart:dimension="x" chart:name="primary-x" chart:style-name="ch4" chartooo:axis-type="auto">
            <chartooo:date-scale/>
            <chart:categories table:cell-range-address="Feuille1.A4:Feuille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4:Feuille1.B15" chart:class="chart:line">
            <chart:data-point chart:repeated="12"/>
          </chart:series>
          <chart:series chart:style-name="ch7" chart:values-cell-range-address="Feuille1.C4:Feuille1.C15" chart:class="chart:line">
            <chart:data-point chart:repeated="12"/>
          </chart:series>
          <chart:series chart:style-name="ch8" chart:values-cell-range-address="Feuille1.D4:Feuille1.D15" chart:class="chart:line">
            <chart:data-point chart:repeated="12"/>
          </chart:series>
          <chart:series chart:style-name="ch9" chart:values-cell-range-address="Feuille1.E4:Feuille1.E15" chart:class="chart:line">
            <chart:data-point chart:repeated="12"/>
          </chart:series>
          <chart:series chart:style-name="ch10" chart:values-cell-range-address="Feuille1.F4:Feuille1.F15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4:Feuille1.A15</svg:desc>
                </draw:g>
              </table:table-cell>
              <table:table-cell office:value-type="float" office:value="325">
                <text:p>325</text:p>
                <draw:g>
                  <svg:desc>Feuille1.B4:Feuille1.B15</svg:desc>
                </draw:g>
              </table:table-cell>
              <table:table-cell office:value-type="float" office:value="351">
                <text:p>351</text:p>
                <draw:g>
                  <svg:desc>Feuille1.C4:Feuille1.C15</svg:desc>
                </draw:g>
              </table:table-cell>
              <table:table-cell office:value-type="float" office:value="378">
                <text:p>378</text:p>
                <draw:g>
                  <svg:desc>Feuille1.D4:Feuille1.D15</svg:desc>
                </draw:g>
              </table:table-cell>
              <table:table-cell office:value-type="float" office:value="406">
                <text:p>406</text:p>
                <draw:g>
                  <svg:desc>Feuille1.E4:Feuille1.E15</svg:desc>
                </draw:g>
              </table:table-cell>
              <table:table-cell office:value-type="float" office:value="435">
                <text:p>435</text:p>
                <draw:g>
                  <svg:desc>Feuille1.F4:Feuille1.F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850">
                <text:p>44850</text:p>
              </table:table-cell>
              <table:table-cell office:value-type="float" office:value="52650">
                <text:p>52650</text:p>
              </table:table-cell>
              <table:table-cell office:value-type="float" office:value="61425">
                <text:p>61425</text:p>
              </table:table-cell>
              <table:table-cell office:value-type="float" office:value="71253">
                <text:p>71253</text:p>
              </table:table-cell>
              <table:table-cell office:value-type="float" office:value="82215">
                <text:p>82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53450">
                <text:p>3453450</text:p>
              </table:table-cell>
              <table:table-cell office:value-type="float" office:value="4440150">
                <text:p>4440150</text:p>
              </table:table-cell>
              <table:table-cell office:value-type="float" office:value="5651100">
                <text:p>5651100</text:p>
              </table:table-cell>
              <table:table-cell office:value-type="float" office:value="7125300">
                <text:p>7125300</text:p>
              </table:table-cell>
              <table:table-cell office:value-type="float" office:value="8906625">
                <text:p>8906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038875">
                <text:p>164038875</text:p>
              </table:table-cell>
              <table:table-cell office:value-type="float" office:value="233107875">
                <text:p>233107875</text:p>
              </table:table-cell>
              <table:table-cell office:value-type="float" office:value="326351025">
                <text:p>326351025</text:p>
              </table:table-cell>
              <table:table-cell office:value-type="float" office:value="450675225">
                <text:p>450675225</text:p>
              </table:table-cell>
              <table:table-cell office:value-type="float" office:value="614557125">
                <text:p>614557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19589575">
                <text:p>5019589575</text:p>
              </table:table-cell>
              <table:table-cell office:value-type="float" office:value="7972289325">
                <text:p>7972289325</text:p>
              </table:table-cell>
              <table:table-cell office:value-type="float" office:value="12401338950">
                <text:p>12401338950</text:p>
              </table:table-cell>
              <table:table-cell office:value-type="float" office:value="18928359450">
                <text:p>18928359450</text:p>
              </table:table-cell>
              <table:table-cell office:value-type="float" office:value="28392539175">
                <text:p>283925391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391791500">
                <text:p>100391791500</text:p>
              </table:table-cell>
              <table:table-cell office:value-type="float" office:value="180705224700">
                <text:p>180705224700</text:p>
              </table:table-cell>
              <table:table-cell office:value-type="float" office:value="316234143225">
                <text:p>316234143225</text:p>
              </table:table-cell>
              <table:table-cell office:value-type="float" office:value="539458244325">
                <text:p>539458244325</text:p>
              </table:table-cell>
              <table:table-cell office:value-type="float" office:value="899097073875">
                <text:p>8990970738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05093289500">
                <text:p>1305093289500</text:p>
              </table:table-cell>
              <table:table-cell office:value-type="float" office:value="2710578370500">
                <text:p>2710578370500</text:p>
              </table:table-cell>
              <table:table-cell office:value-type="float" office:value="5421156741000">
                <text:p>5421156741000</text:p>
              </table:table-cell>
              <table:table-cell office:value-type="float" office:value="10480903032600">
                <text:p>10480903032600</text:p>
              </table:table-cell>
              <table:table-cell office:value-type="float" office:value="19651693186125">
                <text:p>19651693186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767019638375">
                <text:p>10767019638375</text:p>
              </table:table-cell>
              <table:table-cell office:value-type="float" office:value="26428139112375">
                <text:p>26428139112375</text:p>
              </table:table-cell>
              <table:table-cell office:value-type="float" office:value="61665657928875">
                <text:p>61665657928875</text:p>
              </table:table-cell>
              <table:table-cell office:value-type="float" office:value="137561852302875">
                <text:p>137561852302875</text:p>
              </table:table-cell>
              <table:table-cell office:value-type="float" office:value="294775397791875">
                <text:p>294775397791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0738274937250">
                <text:p>150738274937250</text:p>
              </table:table-cell>
              <table:table-cell office:value-type="float" office:value="581419060472250">
                <text:p>581419060472250</text:p>
              </table:table-cell>
              <table:table-cell office:value-type="float" office:value="2.03496671165287E+015">
                <text:p>2.03496671165287E+015</text:p>
              </table:table-cell>
              <table:table-cell office:value-type="float" office:value="6557114959770374">
                <text:p>6557114959770374</text:p>
              </table:table-cell>
              <table:table-cell office:value-type="float" office:value="1.96713448793111E+016">
                <text:p>1.96713448793111E+0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5552193096250">
                <text:p>205552193096250</text:p>
              </table:table-cell>
              <table:table-cell office:value-type="float" office:value="1109981842719750">
                <text:p>1109981842719750</text:p>
              </table:table-cell>
              <table:table-cell office:value-type="float" office:value="5179915266025499">
                <text:p>5179915266025499</text:p>
              </table:table-cell>
              <table:table-cell office:value-type="float" office:value="2.14596489592485E+016">
                <text:p>2.14596489592485E+016</text:p>
              </table:table-cell>
              <table:table-cell office:value-type="float" office:value="8.04736835971819E+016">
                <text:p>8.04736835971819E+0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2776096548125">
                <text:p>102776096548125</text:p>
              </table:table-cell>
              <table:table-cell office:value-type="float" office:value="924984868933125">
                <text:p>924984868933125</text:p>
              </table:table-cell>
              <table:table-cell office:value-type="float" office:value="6474894082531874">
                <text:p>6474894082531874</text:p>
              </table:table-cell>
              <table:table-cell office:value-type="float" office:value="3.75543856786849E+016">
                <text:p>3.75543856786849E+016</text:p>
              </table:table-cell>
              <table:table-cell office:value-type="float" office:value="1.87771928393424E+017">
                <text:p>1.87771928393424E+0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905853580625">
                <text:p>7905853580625</text:p>
              </table:table-cell>
              <table:table-cell office:value-type="float" office:value="213458046676875">
                <text:p>213458046676875</text:p>
              </table:table-cell>
              <table:table-cell office:value-type="float" office:value="2.98841265347625E+015">
                <text:p>2.98841265347625E+015</text:p>
              </table:table-cell>
              <table:table-cell office:value-type="float" office:value="2.88879889836037E+016">
                <text:p>2.88879889836037E+016</text:p>
              </table:table-cell>
              <table:table-cell office:value-type="float" office:value="2.16659917377028E+017">
                <text:p>2.16659917377028E+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